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 style:list-style-name="L1">
      <style:paragraph-properties fo:line-height="200%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ith Gable</text:p>
      <text:p text:style-name="P1">Schmidtke</text:p>
      <text:p text:style-name="P1">Spch 2313-010</text:p>
      <text:p text:style-name="P1">8 December 2006</text:p>
      <text:list text:style-name="L1">
        <text:list-item>
          <text:p text:style-name="P2">There are three functions of nonverbal communication: complementing, repeating, and substituting. Complementing reinforces your verbal message and otherwise doesn't make sense on its own. Repeating repeats what you're saying verbally in a nonverbal way. Substituting is used instead of saying something and should be something that is universally understood.</text:p>
        </text:list-item>
        <text:list-item>
          <text:p text:style-name="P2">The first way you can avoid making a negative impression on people is by dressing nicely. Another way is to be well-groomed and look clean.</text:p>
        </text:list-item>
        <text:list-item>
          <text:p text:style-name="P2">You can avoid or overcome intercultural misunderstandings in nonverbal communication by knowing what that culture's custom is or asking them what it is and put forth a little effort to comply, apologizing if you mess up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Keith Gable</meta:initial-creator>
    <meta:creation-date>2006-12-08T10:19:52</meta:creation-date>
    <dc:creator>Keith Gable</dc:creator>
    <dc:date>2006-12-08T10:33:48</dc:date>
    <dc:language>en-US</dc:language>
    <meta:editing-cycles>2</meta:editing-cycles>
    <meta:editing-duration>PT13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120" meta:character-count="765"/>
  </office:meta>
</office:document-meta>
</file>